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PhagsPa" svg:font-family="'Microsoft PhagsP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291in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line-height-at-least="0.198in" fo:orphans="2" fo:widows="2" fo:text-indent="0in" style:auto-text-indent="false" fo:background-color="#f8f8f8" fo:padding="0in" fo:border="none">
        <style:background-image/>
      </style:paragraph-properties>
    </style:style>
    <style:style style:name="P3" style:family="paragraph" style:parent-style-name="Preformatted_20_Text">
      <style:paragraph-properties fo:margin-top="0in" fo:margin-bottom="0in" style:line-height-at-least="0.198in" fo:orphans="2" fo:widows="2" fo:background-color="#f8f8f8" fo:padding="0in" fo:border="none">
        <style:background-image/>
      </style:paragraph-properties>
    </style:style>
    <style:style style:name="P4" style:family="paragraph" style:parent-style-name="Standard">
      <style:text-properties fo:font-variant="normal" fo:text-transform="none" fo:color="#333333" style:font-name="Helvetica" fo:font-size="13pt" fo:letter-spacing="normal" fo:font-style="normal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variant="normal" fo:text-transform="none" fo:color="#333333" style:font-name="Helvetica" fo:font-size="16pt" fo:letter-spacing="normal" fo:font-style="normal" fo:font-weight="bold" style:font-size-asian="16pt" style:font-weight-asian="bold" style:font-size-complex="16pt" style:font-weight-complex="bold"/>
    </style:style>
    <style:style style:name="P7" style:family="paragraph" style:parent-style-name="Heading_20_3">
      <style:text-properties fo:font-variant="normal" fo:text-transform="none" fo:color="#333333" style:font-name="Helvetica" fo:font-size="12pt" fo:letter-spacing="normal" fo:font-style="normal" fo:font-weight="bold" style:font-size-asian="12pt" style:font-size-complex="12pt"/>
    </style:style>
    <style:style style:name="P8" style:family="paragraph" style:parent-style-name="Heading_20_3">
      <style:paragraph-properties fo:margin-left="0in" fo:margin-right="0in" fo:margin-top="0.2083in" fo:margin-bottom="0.1043in" style:line-height-at-least="0.2291in" fo:orphans="2" fo:widows="2" fo:text-indent="0in" style:auto-text-indent="false" fo:padding="0in" fo:border="none" fo:keep-with-next="always"/>
      <style:text-properties fo:font-size="12pt" style:font-size-asian="12pt" style:font-size-complex="12pt"/>
    </style:style>
    <style:style style:name="P9" style:family="paragraph" style:parent-style-name="Heading_20_3">
      <style:paragraph-properties fo:margin-left="0in" fo:margin-right="0in" fo:margin-top="0.2083in" fo:margin-bottom="0.1043in" style:line-height-at-least="0.2291in" fo:orphans="2" fo:widows="2" fo:text-indent="0in" style:auto-text-indent="false" fo:padding="0in" fo:border="none"/>
      <style:text-properties fo:font-variant="normal" fo:text-transform="none" fo:color="#333333" style:font-name="Helvetica" fo:font-size="12pt" fo:letter-spacing="normal" fo:font-style="normal" fo:font-weight="bold" style:font-size-asian="12pt" style:font-size-complex="12pt"/>
    </style:style>
    <style:style style:name="T1" style:family="text">
      <style:text-properties style:font-name="Microsoft PhagsPa"/>
    </style:style>
    <style:style style:name="T2" style:family="text">
      <style:text-properties style:font-name="Microsoft PhagsPa" fo:font-weight="bold" style:font-weight-asian="bold" style:font-weight-complex="bold"/>
    </style:style>
    <style:style style:name="T3" style:family="text">
      <style:text-properties fo:font-variant="normal" fo:text-transform="none" fo:color="#333333" style:font-name="Helvetica" fo:font-size="10.5pt" fo:letter-spacing="normal" fo:font-style="normal"/>
    </style:style>
    <style:style style:name="T4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Helvetica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style:font-name="Helvetica" fo:letter-spacing="normal" fo:font-style="normal"/>
    </style:style>
    <style:style style:name="T7" style:family="text">
      <style:text-properties fo:font-variant="normal" fo:text-transform="none" fo:color="#333333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333333" style:font-name="Consolas" fo:font-size="9pt" fo:letter-spacing="normal" fo:font-style="normal" fo:font-weight="normal" fo:background-color="transparent"/>
    </style:style>
    <style:style style:name="T9" style:family="text">
      <style:text-properties fo:font-variant="normal" fo:text-transform="none" fo:color="#333333" style:font-name="Microsoft PhagsPa" fo:font-size="10.5pt" fo:letter-spacing="normal" fo:font-style="normal"/>
    </style:style>
    <style:style style:name="T10" style:family="text">
      <style:text-properties fo:font-variant="normal" fo:text-transform="none" fo:color="#4183c4" style:text-line-through-style="none" style:font-name="Helvetica" fo:font-size="10.5pt" fo:letter-spacing="normal" fo:font-style="normal" style:text-underline-style="none" fo:font-weight="normal" style:text-blinking="false"/>
    </style:style>
    <style:style style:name="T11" style:family="text">
      <style:text-properties fo:color="#b22222"/>
    </style:style>
    <style:style style:name="T12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I-RES for C64 BASIC Syntax</text:p>
      <text:p text:style-name="P4"/>
      <text:p text:style-name="P1"><text:span text:style-name="T4">Following is the syntax for all commands accepted by </text:span><text:a xlink:type="simple" xlink:href="https://github.com/davervw/hires-c64" office:target-frame-name="_blank" xlink:show="new" text:style-name="Internet_20_link" text:visited-style-name="Visited_20_Internet_20_Link">HI-RES</text:a><text:span text:style-name="T10"> </text:span><text:span text:style-name="T4">software extending Commodore BASIC:</text:span></text:p>
      <text:p text:style-name="Standard"><text:span text:style-name="T2">HIRES 1</text:span><text:span text:style-name="T1"> </text:span>– activate primary hi-res screen</text:p>
      <text:p text:style-name="Standard"><text:span text:style-name="T2">HIRES 1 CLR</text:span> – activate primary hi-res screen and clear hi-res screen</text:p>
      <text:p text:style-name="Standard"><text:span text:style-name="T2">HIRES 1 GET</text:span> – copy/get primary hi-res screen from alternate hi-res screen</text:p>
      <text:p text:style-name="Standard"><text:span text:style-name="T2">HIRES 1 PUT</text:span> – copy/put primary hi-res screen to alternate hi-res screen</text:p>
      <text:p text:style-name="Standard"><text:span text:style-name="T2">HIRES 1 SWAP</text:span> – swap primary hi-res screen and alternate hi-res screen. <text:s/></text:p>
      <text:p text:style-name="Standard"><text:span text:style-name="T2">HIRES 0</text:span> – deactivate hi-res screen, switching back to text screen</text:p>
      <text:p text:style-name="Standard"><text:span text:style-name="T2">HIRES 0 PLOT</text:span> – copy text screen to hi-res screen</text:p>
      <text:p text:style-name="Standard"><text:span text:style-name="T2">HIRES 1 G1 [,C1] [CLR] [PLOT]</text:span> – activate hi-res screen at graphics address G1, with color table at address C1, optionally clear hi-res screen, and optionally just set as plot screen without activating/switching screens. <text:s/></text:p>
      <text:p text:style-name="Standard"><text:span text:style-name="T2">HIRES 1 G1[, C1] SWAP G2[, C2]</text:span> – define primary and alternate hi-res screen addresses. <text:s/>Optionally include definition of color table address(es) for primary and/or alternate hi-res screens. <text:s/>No screen is activated with this syntax. <text:s/></text:p>
      <text:p text:style-name="Standard"><text:span text:style-name="T2">COLOR [0|1], [FG][[, BG], BD]</text:span> – set text (0) or hi-res (1) colors for foreground, background, and/or border. <text:s/>Colors are numbers 0 to 15. <text:s/>All numbers may be omitted, defaults to text screen if not specified. <text:s/>Except if a comma is specified, there must be a value 0-15 after the last comma.</text:p>
      <text:p text:style-name="Standard"><text:span text:style-name="T2">COLOR [0|1], [FG][,BG] @ X1,Y1 [TO X2, Y2]</text:span> – change foreground and/or background (hi-res (1) screen only, otherwise ignored for text (0) screen) for a single cell or range of cells. <text:s/>For the text (0) screen, these are row (0-24) and column (0-39) coordinates. <text:s text:c="2"/>For the hi-res (1) screen, these are pixel x (0-319) and y (0-199) coordinates, and affect an entire 8x8 pixel cell area.</text:p>
      <text:p text:style-name="Standard"><text:span text:style-name="T2">PLOT 0|1, @ X1, Y1 [TO X2, Y2][...]</text:span> – clear (0) or <text:s/>plot (1) a point or line or set of lines (multiple TO phrases allowed) on hi-res screen.</text:p>
      <text:p text:style-name="Standard"><text:span text:style-name="T2">PLOT 0|1, “ABC”, X, Y</text:span> – clear (0) or plot (1) text on hi-res screen.</text:p>
      <text:p text:style-name="Standard"><text:span text:style-name="T2">PLOT COLOR [FG][,BG]</text:span> – set the foreground and/or background colors for the next hi-res operation. <text:s/>Allows use of all 16 colors including different backgrounds on hi-res screen (unlike standard text screen where background color is set for entire screen)</text:p>
      <text:p text:style-name="Standard"><text:span text:style-name="T2">RECT 0|1 @ X1, Y1 TO X2, Y2</text:span> – clear (0) or plot (1) a rectangle on hi-res screen</text:p>
      <text:p text:style-name="Standard"><text:span text:style-name="T2">PATTERN ADDR @ X1, Y1 TO X2, Y2</text:span> – fill rectangular area of hi-res screen from 8x8 pixel pattern defined at address.</text:p>
      <text:p text:style-name="Standard"><text:span text:style-name="T2">SHAPE GET|PUT|OR|XOR|AND|NOT ADDR, X1,Y1 TO X2, Y2</text:span> – retrieve (GET) or place (others) a shape to/from address from/to hi-res screen. <text:s/>PUT stores the image to the hi-res screen. <text:s/>OR/XOR/AND/NOT performs a binary combination of shape and hi-res screen contents.</text:p>
      <text:p text:style-name="Standard"><text:line-break/></text:p>
      <text:p text:style-name="P5"><text:span text:style-name="T7">Note about IF/THEN</text:span><text:line-break/><text:line-break/>There is a known bug in Commodore BASIC that executing the THEN clause doesn't<text:line-break/>work with added commands (Commodore Super Expander cartridge has the bug too!),<text:line-break/>so it is necessary to add a colon to work around the bug.<text:line-break/><text:line-break/><text:span text:style-name="Source_20_Text"><text:span text:style-name="T8"> <text:s text:c="3"/>IF 1&lt;2 THEN <text:s text:c="2"/>PLOT 1,160,100 : REM Syntax Error - PLOT Command Unknown<text:line-break/> <text:s text:c="3"/>IF 1&lt;2 THEN : PLOT 1,160,100 : REM COLON : after THEN is Workaround </text:span></text:span></text:p>
      <text:p text:style-name="Standard"><text:span text:style-name="Source_20_Text"><text:span text:style-name="T8"/></text:span></text:p>
      <text:h text:style-name="P8" text:outline-level="3"><text:span text:style-name="T6">More about primary and alternate screen addresses, and color tables</text:span></text:h>
      <text:p text:style-name="Standard">When alternate screen is logical (color table not a valid physical color table), then byte swapping is used to switch contents between screens, but when alternate screen is physical with a valid physical color table, then the switch is instantaneous and swaps the definition of primary and alternate screens.</text:p>
      <text:p text:style-name="Standard"/>
      <text:p text:style-name="Standard">Color table addresses only need to be defined once corresponding to the graphics address, thus are optional for future calls. <text:s/>Using the address syntax of switching or plotting to a hi-res screen is only necessary if changing color table, or changing to a different graphics address than that of the primary or alternate h-res screen – otherwise simpler syntax (no address specified) is recommended when not necessary to specify the address – the exception is when it is ambiguous which graphics address is primary or alternate and you desire to activate a specific one. <text:s text:c="2"/>If the primary graphics address changes, then the former primary graphics/color addresses become the alternate addresses.</text:p>
      <text:p text:style-name="Standard"/>
      <text:p text:style-name="Standard">Graphics addresses must be multiple of 8192. <text:s/>Color addresses must be multiple of 1024. <text:s/>Primary color table must be in same 16K block as graphics address. <text:s/>Alternate hi-res color table address can satisfy requirements for a physical color table for fast screen switching, or can be elsewhere to be a logical alternate hi-res screen requiring byte swapping between physical and alternate screens (a bit noticeably slower, but has advantages for memory management). <text:s/>Once defined, color table addresses are remembered corresponding to that 8K graphics address.</text:p>
      <text:p text:style-name="Standard"/>
      <text:h text:style-name="P7" text:outline-level="3">Single Line Examples:</text:h>
      <text:p text:style-name="P2"><text:span text:style-name="Source_20_Text"><text:span text:style-name="T8">HIRES 1, 57344,56320 SWAP 40960,35840: REM define primary $e000/$dc00, alt $a000,$8c00</text:span></text:span></text:p>
      <text:p text:style-name="P3"><text:span text:style-name="Source_20_Text"><text:span text:style-name="T8">HIRES 1, 40960, 35840 CLR: REM activate hi-res primary screen $A000 (color $8C00) and clear</text:span></text:span></text:p>
      <text:p text:style-name="P3"><text:span text:style-name="Source_20_Text"><text:span text:style-name="T8">HIRES 1, 10*4096, 8*4096+12*256: REM $a000, $8c00</text:span></text:span></text:p>
      <text:p text:style-name="P3"><text:span text:style-name="Source_20_Text"><text:span text:style-name="T8">HIRES 1, 40960 : REM activate primary $a000</text:span></text:span></text:p>
      <text:p text:style-name="P3"><text:span text:style-name="Source_20_Text"><text:span text:style-name="T8">HIRES 1, 40960 CLR: REM activate and clear $a000</text:span></text:span></text:p>
      <text:p text:style-name="P3"><text:span text:style-name="Source_20_Text"><text:span text:style-name="T8">HIRES 1, 40960 CLR PLOT: REM clear graphics, but plot means define address(es) without activating</text:span></text:span></text:p>
      <text:p text:style-name="P3"><text:span text:style-name="Source_20_Text"><text:span text:style-name="T8">COLOR 0, 14, 6, 14 : REM text colors lt blue on blue with lt blue border</text:span></text:span></text:p>
      <text:p text:style-name="P3"><text:span text:style-name="Source_20_Text"><text:span text:style-name="T8">COLOR 1, 15, 0, 14 : REM graphics colors lt gray on black with lt blue border</text:span></text:span></text:p>
      <text:p text:style-name="P3"><text:span text:style-name="Source_20_Text"><text:span text:style-name="T8">PLOT COLOR 1, RND(1)*15+1 : REM randomly set next used graphic foreground color other than black</text:span></text:span></text:p>
      <text:p text:style-name="P3"><text:span text:style-name="Source_20_Text"><text:span text:style-name="T8">PLOT RND(1)*2 @ RND(1)*320, RND(1)*200 : REM plot or clear random point</text:span></text:span></text:p>
      <text:p text:style-name="P3"><text:span text:style-name="Source_20_Text"><text:span text:style-name="T8">PLOT 1 @0,0 TO 319,199 : REM diagonal across screen <text:s text:c="3"/></text:span></text:span></text:p>
      <text:p text:style-name="P3"><text:span text:style-name="Source_20_Text"><text:span text:style-name="T8">PLOT 1 @100,100 TO 220,100 TO 160,20 TO 100,100 : REM plot triangle</text:span></text:span></text:p>
      <text:p text:style-name="P3"><text:span text:style-name="Source_20_Text"><text:span text:style-name="T8">RECT 1 @5,5 to 315,195 : REM large rectangle</text:span></text:span></text:p>
      <text:p text:style-name="P3"><text:span text:style-name="Source_20_Text"><text:span text:style-name="T8">FOR I=0 TO 7 STEP 2:POKE 700+I,85:POKE 701+I,170:NEXT:PATTERN 700 @ 0,0 TO 319,199: REM checkerboard</text:span></text:span></text:p>
      <text:p text:style-name="P3"><text:span text:style-name="Source_20_Text"><text:span text:style-name="T8">SHAPE GET 40960, 0,0 TO 159,99: REM save quarter of screen</text:span></text:span></text:p>
      <text:p text:style-name="P3"><text:span text:style-name="Source_20_Text"><text:span text:style-name="T8">SHAPE PUT 40960, 160,100 TO 319,199: REM restore quarter of screen </text:span></text:span></text:p>
      <text:p text:style-name="P3"><text:span text:style-name="Source_20_Text"><text:span text:style-name="T8">POKE 780,0:SYS 49152: REM reinit hi-res software, e.g. after warm reset (SYS 64738 or hw equivalent)</text:span></text:span></text:p>
      <text:h text:style-name="P9" text:outline-level="3"><text:soft-page-break/>Colors:</text:h>
      <text:p text:style-name="P2"><text:span text:style-name="Source_20_Text"><text:span text:style-name="T8">0 Black <text:s/>4 Purple <text:s text:c="2"/>8 Orange <text:s/>12 MdGray</text:span></text:span></text:p>
      <text:p text:style-name="P3"><text:span text:style-name="Source_20_Text"><text:span text:style-name="T8">1 White <text:s/>5 Green <text:s text:c="3"/>9 Brown <text:s text:c="2"/>13 LtGreen</text:span></text:span></text:p>
      <text:p text:style-name="P3"><text:span text:style-name="Source_20_Text"><text:span text:style-name="T8">2 Red <text:s text:c="3"/>6 Blue <text:s text:c="3"/>10 LtRed <text:s text:c="2"/>14 LtBlue</text:span></text:span></text:p>
      <text:p text:style-name="P3"><text:span text:style-name="Source_20_Text"><text:span text:style-name="T8">3 Cyan <text:s text:c="2"/>7 Yellow <text:s/>11 DkGray <text:s/>15 LtGray</text:span></text:span></text:p>
      <text:h text:style-name="P9" text:outline-level="3">C64 Memory Map with HI-RES</text:h>
      <text:p text:style-name="P2"><text:span text:style-name="Source_20_Text"><text:span text:style-name="T8">0000-03FF Zero Page and Low Memory</text:span></text:span></text:p>
      <text:p text:style-name="P3"><text:span text:style-name="Source_20_Text"><text:span text:style-name="T8">0400-07FF Text Screen Codes Memory (24 bytes extra)</text:span></text:span></text:p>
      <text:p text:style-name="P3"><text:span text:style-name="Source_20_Text"><text:span text:style-name="T8">0800-9FFF BASIC RAM</text:span></text:span></text:p>
      <text:p text:style-name="P3"><text:span text:style-name="Source_20_Text"><text:span text:style-name="T8">0800-0CFF (Optional) Scrolling BASIC Editor Software will limit BASIC RAM to 0D00-9FFF</text:span></text:span></text:p>
      <text:p text:style-name="P3"><text:span text:style-name="Source_20_Text"><text:span text:style-name="T8">A000-BFFF BASIC ROM</text:span></text:span></text:p>
      <text:p text:style-name="P3"><text:span text:style-name="Source_20_Text"><text:span text:style-name="T8">A000-BFFF HI-RES Alternate Graphics Screen</text:span></text:span></text:p>
      <text:p text:style-name="P3"><text:span text:style-name="Source_20_Text"><text:span text:style-name="T8">C000-CFFF HI-RES Machine Code (RAM)</text:span></text:span></text:p>
      <text:p text:style-name="P3"><text:span text:style-name="Source_20_Text"><text:span text:style-name="T8">D000-D423 HI-RES Machine Code (RAM under I/O Space)</text:span></text:span></text:p>
      <text:p text:style-name="P3"><text:span text:style-name="Source_20_Text"><text:span text:style-name="T8">D424-D7FF Available RAM Under I/O Space <text:s text:c="3"/></text:span></text:span></text:p>
      <text:p text:style-name="P3"><text:span text:style-name="Source_20_Text"><text:span text:style-name="T8">DC00-DFFF HI-RES Color Table (RAM under I/O Space)</text:span></text:span></text:p>
      <text:p text:style-name="P3"><text:span text:style-name="Source_20_Text"><text:span text:style-name="T8">D000-D7FF I/O Space</text:span></text:span></text:p>
      <text:p text:style-name="P3"><text:span text:style-name="Source_20_Text"><text:span text:style-name="T8">D800-DBFF VIC-II Color RAM Nybbles (Text Color RAM is only 4-bit)</text:span></text:span></text:p>
      <text:p text:style-name="P3"><text:span text:style-name="Source_20_Text"><text:span text:style-name="T8">D800-DBFF HI-RES Alternate Virtual Screen Color Table (RAM under I/O Space - NOTE: 8-bit RAM)</text:span></text:span></text:p>
      <text:p text:style-name="P3"><text:span text:style-name="Source_20_Text"><text:span text:style-name="T8">DC00-DFFF HI-RES Primary Color Table (RAM under I/O Space - NOTE: 8-bit RAM)</text:span></text:span></text:p>
      <text:p text:style-name="P3"><text:span text:style-name="Source_20_Text"><text:span text:style-name="T8">E000-FFFF KERNAL ROM</text:span></text:span></text:p>
      <text:p text:style-name="P3"><text:span text:style-name="Source_20_Text"><text:span text:style-name="T8">E000-FFFF HI-RES Primary Graphics Screen (RAM under ROM)</text:span></text:span></text:p>
      <text:h text:style-name="P9" text:outline-level="3">Possible Graphics Screens</text:h>
      <text:p text:style-name="P2"><text:span text:style-name="Source_20_Text"><text:span text:style-name="T8">1st 16K RAM BANK <text:s text:c="3"/></text:span></text:span></text:p>
      <text:p text:style-name="P3"><text:span text:style-name="Source_20_Text"><text:span text:style-name="T8">0000-1FFF Not Available due to various conflicts</text:span></text:span></text:p>
      <text:p text:style-name="P3"><text:span text:style-name="Source_20_Text"><text:span text:style-name="T8">2000-3FFF BASIC RAM reserved, possible Graphics Screen</text:span></text:span></text:p>
      <text:p text:style-name="P3"/>
      <text:p text:style-name="P3"><text:span text:style-name="Source_20_Text"><text:span text:style-name="T8">2nd 16K RAM BANK</text:span></text:span></text:p>
      <text:p text:style-name="P3"><text:span text:style-name="Source_20_Text"><text:span text:style-name="T8">4000-5FFF BASIC RAM reserved, possible Graphics Screen</text:span></text:span></text:p>
      <text:p text:style-name="P3"><text:span text:style-name="Source_20_Text"><text:span text:style-name="T8">6000-7FFF BASIC RAM reserved, possible Graphics Screen</text:span></text:span></text:p>
      <text:p text:style-name="P3"/>
      <text:p text:style-name="P3"><text:span text:style-name="Source_20_Text"><text:span text:style-name="T8">3rd 16K RAM BANK</text:span></text:span></text:p>
      <text:p text:style-name="P3"><text:span text:style-name="Source_20_Text"><text:span text:style-name="T8">8000-9FFF BASIC RAM reserved, possible for Virtual Graphics Screen or Color Table(s) only due to Character ROM conflict</text:span></text:span></text:p>
      <text:p text:style-name="P3"><text:span text:style-name="Source_20_Text"><text:span text:style-name="T8">A000-BFFF Graphics Screen available</text:span></text:span></text:p>
      <text:p text:style-name="P3"/>
      <text:p text:style-name="P3"><text:span text:style-name="Source_20_Text"><text:span text:style-name="T8">4th 16K RAM BANK</text:span></text:span></text:p>
      <text:p text:style-name="P3"><text:span text:style-name="Source_20_Text"><text:span text:style-name="T8">C000-DFFF **Not Available due to HI-RES Software located here**</text:span></text:span></text:p>
      <text:p text:style-name="P3"><text:span text:style-name="Source_20_Text"><text:span text:style-name="T8">E000-FFFF Graphics Screen available</text:span></text:span></text:p>
      <text:p text:style-name="P3"/>
      <text:p text:style-name="P3"><text:span text:style-name="Source_20_Text"><text:span text:style-name="T8">* To take RAM away from BASIC, typically you would reduce the RAM reserved for BASIC by changing memory location 56 (normally 160 for $a000 limit), and then NEW to clear variables and reset BASIC pointers. <text:s/>Similarly memory location 44 reserves the lower limit of BASIC RAM.</text:span></text:span></text:p>
      <text:p text:style-name="P3"><text:span text:style-name="Source_20_Text"><text:span text:style-name="T8">* Note: physical graphics screens require color table to be in same 16K RAM bank, and at 1K offs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PhagsPa" svg:font-family="'Microsoft PhagsP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Van Wagner</meta:initial-creator>
    <meta:creation-date>2020-03-14T16:50:13.01</meta:creation-date>
    <dc:date>2020-03-15T17:25:24.60</dc:date>
    <dc:creator>David Van Wagner</dc:creator>
    <meta:editing-duration>PT5H33M51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3" meta:paragraph-count="80" meta:word-count="1286" meta:character-count="7734"/>
  </office:meta>
</office:document-meta>
</file>